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258" officeooo:paragraph-rsid="000fc258"/>
    </style:style>
    <style:style style:name="P2" style:family="paragraph" style:parent-style-name="Standard">
      <style:text-properties officeooo:rsid="0010e68c" officeooo:paragraph-rsid="0010e68c"/>
    </style:style>
    <style:style style:name="P3" style:family="paragraph" style:parent-style-name="Standard">
      <style:text-properties officeooo:rsid="00123afa" officeooo:paragraph-rsid="0016243a"/>
    </style:style>
    <style:style style:name="P4" style:family="paragraph" style:parent-style-name="Standard">
      <style:text-properties officeooo:rsid="00123afa" officeooo:paragraph-rsid="001a06d0"/>
    </style:style>
    <style:style style:name="P5" style:family="paragraph" style:parent-style-name="Standard">
      <style:text-properties officeooo:rsid="0019e211" officeooo:paragraph-rsid="0019e211"/>
    </style:style>
    <style:style style:name="P6" style:family="paragraph" style:parent-style-name="Standard">
      <style:text-properties style:text-underline-style="solid" style:text-underline-width="auto" style:text-underline-color="font-color" officeooo:rsid="001a732c" officeooo:paragraph-rsid="001a732c"/>
    </style:style>
    <style:style style:name="P7" style:family="paragraph" style:parent-style-name="Standard">
      <style:text-properties style:text-underline-style="none" officeooo:rsid="001a7470" officeooo:paragraph-rsid="001a7470"/>
    </style:style>
    <style:style style:name="P8" style:family="paragraph" style:parent-style-name="Standard">
      <style:text-properties style:text-underline-style="none" officeooo:rsid="001a7470" officeooo:paragraph-rsid="001acf6b"/>
    </style:style>
    <style:style style:name="P9" style:family="paragraph" style:parent-style-name="Standard">
      <style:text-properties style:text-underline-style="none" officeooo:rsid="001acf6b" officeooo:paragraph-rsid="001acf6b"/>
    </style:style>
    <style:style style:name="P10" style:family="paragraph" style:parent-style-name="Standard">
      <style:text-properties style:text-underline-style="none" officeooo:rsid="001d2da9" officeooo:paragraph-rsid="001d2da9"/>
    </style:style>
    <style:style style:name="P11" style:family="paragraph" style:parent-style-name="Standard">
      <style:text-properties style:text-underline-style="none" officeooo:rsid="001dc076" officeooo:paragraph-rsid="001dc076"/>
    </style:style>
    <style:style style:name="P12" style:family="paragraph" style:parent-style-name="Standard">
      <style:text-properties style:text-underline-style="none" officeooo:rsid="001a06d0" officeooo:paragraph-rsid="001a06d0"/>
    </style:style>
    <style:style style:name="P13" style:family="paragraph" style:parent-style-name="Standard">
      <style:text-properties style:text-underline-style="none" officeooo:rsid="001a732c" officeooo:paragraph-rsid="001a06d0"/>
    </style:style>
    <style:style style:name="T1" style:family="text">
      <style:text-properties officeooo:rsid="0012e90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2e90c"/>
    </style:style>
    <style:style style:name="T4" style:family="text">
      <style:text-properties style:text-underline-style="none" officeooo:rsid="0012e90c"/>
    </style:style>
    <style:style style:name="T5" style:family="text">
      <style:text-properties style:text-underline-style="none" officeooo:rsid="001335a6"/>
    </style:style>
    <style:style style:name="T6" style:family="text">
      <style:text-properties style:text-underline-style="none" officeooo:rsid="0016243a"/>
    </style:style>
    <style:style style:name="T7" style:family="text">
      <style:text-properties style:text-underline-style="none" officeooo:rsid="0017c2b0"/>
    </style:style>
    <style:style style:name="T8" style:family="text">
      <style:text-properties style:text-underline-style="none" officeooo:rsid="001a06d0"/>
    </style:style>
    <style:style style:name="T9" style:family="text">
      <style:text-properties style:text-underline-style="none" fo:font-weight="bold" officeooo:rsid="001a06d0" style:font-weight-asian="bold" style:font-weight-complex="bold"/>
    </style:style>
    <style:style style:name="T10" style:family="text">
      <style:text-properties style:text-underline-style="none" fo:font-weight="normal" officeooo:rsid="001a06d0" style:font-weight-asian="normal" style:font-weight-complex="normal"/>
    </style:style>
    <style:style style:name="T11" style:family="text">
      <style:text-properties style:text-underline-style="none" officeooo:rsid="001a732c"/>
    </style:style>
    <style:style style:name="T12" style:family="text">
      <style:text-properties style:text-underline-style="none" officeooo:rsid="0020a2d6"/>
    </style:style>
    <style:style style:name="T13" style:family="text">
      <style:text-properties officeooo:rsid="001387ae"/>
    </style:style>
    <style:style style:name="T14" style:family="text">
      <style:text-properties officeooo:rsid="001acf6b"/>
    </style:style>
    <style:style style:name="T15" style:family="text">
      <style:text-properties officeooo:rsid="001f5e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3/9/21</text:p>
      <text:p text:style-name="P1"/>
      <text:p text:style-name="P2">El empleador debe cuidar a sus empleados</text:p>
      <text:p text:style-name="P2"/>
      <text:p text:style-name="P5">INVESTIGAR QUE ES MONOTRIBUTO</text:p>
      <text:p text:style-name="P2"/>
      <text:p text:style-name="P3"><text:span text:style-name="T2">Remuneración</text:span>:<text:line-break/>Es el pago por la actividad realizada por el trabajador<text:line-break/><text:line-break/><text:span text:style-name="T3">Forma</text:span><text:span text:style-name="T1">: Siempre tiene que ser en moneda curso legal (es decir pesos). </text:span><text:span text:style-name="T13">20% solamente en especie y el sueldo tiene que estar bancalizado.</text:span><text:span text:style-name="T1"><text:line-break/><text:line-break/></text:span><text:span text:style-name="T3">Convención</text:span><text:span text:style-name="T4">: <text:line-break/></text:span><text:span text:style-name="T7">Articulo: 20.744</text:span><text:span text:style-name="T4"><text:line-break/>-Por tiempo: <text:line-break/><text:tab/>Mes: </text:span><text:span text:style-name="T6">5o dia habil</text:span><text:span text:style-name="T4"> <text:line-break/><text:tab/></text:span><text:span text:style-name="T6">Q</text:span><text:span text:style-name="T4">uincena: </text:span><text:span text:style-name="T6">2do dia habil</text:span></text:p>
      <text:p text:style-name="P3"><text:span text:style-name="T4"><text:tab/></text:span><text:span text:style-name="T6">S</text:span><text:span text:style-name="T4">emana: </text:span><text:span text:style-name="T6">2do dia habil</text:span><text:span text:style-name="T4"><text:line-break/><text:tab/></text:span><text:span text:style-name="T6">J</text:span><text:span text:style-name="T4">ornal <text:s/></text:span><text:span text:style-name="T6">Dia siguiente</text:span><text:span text:style-name="T4"><text:line-break/><text:tab/></text:span><text:span text:style-name="T6">H</text:span><text:span text:style-name="T4">or</text:span><text:span text:style-name="T6">a: Fin jornada</text:span><text:span text:style-name="T4"><text:line-break/>-Por unidad de medida: metro, pieza o bulto, peso</text:span></text:p>
      <text:p text:style-name="P4"><text:span text:style-name="T4">-Por comisión: siempre </text:span><text:span text:style-name="T5">tiene que haber</text:span><text:span text:style-name="T4"> un básico</text:span></text:p>
      <text:p text:style-name="P12"/>
      <text:p text:style-name="P4"><text:span text:style-name="T8">SA</text:span><text:span text:style-name="T12">C</text:span><text:span text:style-name="T8"><text:line-break/></text:span><text:span text:style-name="T9">S</text:span><text:span text:style-name="T10">ueldo</text:span><text:span text:style-name="T8"><text:line-break/></text:span><text:span text:style-name="T9">A</text:span><text:span text:style-name="T8">nual<text:line-break/></text:span><text:span text:style-name="T9">C</text:span><text:span text:style-name="T8">omplementari</text:span><text:span text:style-name="T11">o</text:span></text:p>
      <text:p text:style-name="P13"/>
      <text:p text:style-name="P6">Aguinaldo:</text:p>
      <text:p text:style-name="P6"/>
      <text:p text:style-name="P7">como calcularlo:<text:line-break/><text:line-break/>$40.000</text:p>
      <text:p text:style-name="P7"/>
      <text:p text:style-name="P7">Empezamos a trabajar 2/7/21</text:p>
      <text:p text:style-name="P7">Renunciamos 3/11/2021</text:p>
      <text:p text:style-name="P7"/>
      <text:p text:style-name="P8"><text:span text:style-name="T14">mejor mes:$</text:span>46.000</text:p>
      <text:p text:style-name="P8"><text:line-break/><text:span text:style-name="T14">46.000</text:span>/2 = 23.000<text:line-break/><text:line-break/><text:span text:style-name="T14">trabajamos 123 dias</text:span></text:p>
      <text:p text:style-name="P8"/>
      <text:p text:style-name="P9">entonces <text:line-break/>180D → $23.000<text:line-break/>123 → $15.717</text:p>
      <text:p text:style-name="P9"/>
      <text:p text:style-name="P10">+</text:p>
      <text:p text:style-name="P10">Vacaciones = 4600 = 40.000/25 * 6</text:p>
      <text:p text:style-name="P10"/>
      <text:p text:style-name="P11">Investigar origen del S.A.C.<text:line-break/>Sueldo Anual Complementario <text:span text:style-name="T15">en argentin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9:32:24.775343262</meta:creation-date>
    <dc:date>2021-09-30T11:52:53.870392229</dc:date>
    <meta:editing-duration>PT1H9M28S</meta:editing-duration>
    <meta:editing-cycles>18</meta:editing-cycles>
    <meta:generator>LibreOffice/7.1.6.2$Linux_X86_64 LibreOffice_project/10$Build-2</meta:generator>
    <meta:document-statistic meta:table-count="0" meta:image-count="0" meta:object-count="0" meta:page-count="1" meta:paragraph-count="17" meta:word-count="132" meta:character-count="844" meta:non-whitespace-character-count="714"/>
  </office:meta>
</office:document-meta>
</file>